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OKEN</text:p>
          </table:table-cell>
          <table:table-cell office:value-type="string" calcext:value-type="string">
            <text:p>NLTK</text:p>
          </table:table-cell>
          <table:table-cell office:value-type="string" calcext:value-type="string">
            <text:p>CORRECTED</text:p>
          </table:table-cell>
        </table:table-row>
        <table:table-row table:style-name="ro1">
          <table:table-cell office:value-type="string" calcext:value-type="string">
            <text:p>Hello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UH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oda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  <table:table-cell table:style-name="ce1"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discuss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ntroduc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ogress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recogniz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ill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learn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istoric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merge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cop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mos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very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Each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prese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influenc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extur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desirabl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ur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Whil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aus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stablish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hundred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chwann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discuss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appear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cohol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t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vers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take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pla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everag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eston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volu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ater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made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tent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rea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lobally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B.C.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gricultur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usbandry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dop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ivilizatio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etween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B.C.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radition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ry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ook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bak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mok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alt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ugar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one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i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rai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ickl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ic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mainly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diminish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acti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mmonly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mmunit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opular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s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round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1670s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biquitous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yeas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euwenhoek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searcher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explor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otent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yp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  <table:table-cell table:style-name="ce1" office:value-type="string" calcext:value-type="string">
            <text:p>PO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itiat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ossibl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pplicatio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lso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prov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scientif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evide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ention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nding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pav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uccess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urther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arl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20th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y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ew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st</text:p>
          </table:table-cell>
          <table:table-cell office:value-type="string" calcext:value-type="string">
            <text:p>RBS</text:p>
          </table:table-cell>
          <table:table-cell table:style-name="ce1" office:value-type="string" calcext:value-type="string">
            <text:p>RBS</text:p>
          </table:table-cell>
        </table:table-row>
        <table:table-row table:style-name="ro1">
          <table:table-cell office:value-type="string" calcext:value-type="string">
            <text:p>signific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ntributio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cientis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describ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20th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Kirch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ly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eeuwenhoek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dentific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ct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cheel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lim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ee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xamin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Kircher\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our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growth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asteu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ipe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imilar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lcohol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gan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ci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por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terior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ayon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ctococcu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Lacti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ister.t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bil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0°C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emonstra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rst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rmophilic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e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r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mproper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cess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er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``</text:p>
          </table:table-cell>
          <table:table-cell table:style-name="ce1" office:value-type="string" calcext:value-type="string">
            <text:p>``</text:p>
          </table:table-cell>
        </table:table-row>
        <table:table-row table:style-name="ro1">
          <table:table-cell office:value-type="string" calcext:value-type="string">
            <text:p>Osmophilic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''</text:p>
          </table:table-cell>
          <table:table-cell table:style-name="ce1"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table:number-columns-repeated="2" office:value-type="string" calcext:value-type="string">
            <text:p>``</text:p>
          </table:table-cell>
          <table:table-cell table:style-name="ce1" office:value-type="string" calcext:value-type="string">
            <text:p>``</text:p>
          </table:table-cell>
        </table:table-row>
        <table:table-row table:style-name="ro1">
          <table:table-cell office:value-type="string" calcext:value-type="string">
            <text:p>psychrophil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''</text:p>
          </table:table-cell>
          <table:table-cell table:style-name="ce1" office:value-type="string" calcext:value-type="string">
            <text:p>''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us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agula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agula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aus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ts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fatal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escrib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Justinu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Kern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transmitte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yphoi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ve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.Taylor\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teritidis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otulinu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rmengem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lostridiu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tulinu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rai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ocumen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ereu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aralyt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hellfish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Yersinia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terocolitica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ausativ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astroenteriti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almonella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terotoxi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discover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otulis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reported\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Listeriosi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utbrea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ampylobact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jejuni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terotoxi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port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rradi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richinella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piralis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or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.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confirmed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inega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hemis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aten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.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ak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condense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ntroduc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.Elliot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eriliz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utoclav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granted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mmerc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asteuriz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U.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echanic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friger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rui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hicago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bacteriologic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anning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nzoat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permit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eservativ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rtain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reserv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frui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vegetabl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unde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dioxid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at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ran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rank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tructure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r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erform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igelow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sty\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pplic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troll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tmospher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or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ppl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oniz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radi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eserv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amburge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octo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troduc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cept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orbic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id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v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cover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tt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los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ub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restrict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tamin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eate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roths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ythylen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ynthet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y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queous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uspension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rm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ndospor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illu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btili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veal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.Cohn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Pur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ultur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treptococcu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Lacti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lu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ur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lk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Koch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tea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troduce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tho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urify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numerat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tri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dish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lagellar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in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techniqu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ea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teriliz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d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work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bov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oil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om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ll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por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a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hristian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ram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's</text:p>
          </table:table-cell>
          <table:table-cell office:value-type="string" calcext:value-type="string">
            <text:p>POS</text:p>
          </table:table-cell>
          <table:table-cell table:style-name="ce1" office:value-type="string" calcext:value-type="string">
            <text:p>POS</text:p>
          </table:table-cell>
        </table:table-row>
        <table:table-row table:style-name="ro1">
          <table:table-cell office:value-type="string" calcext:value-type="string">
            <text:p>stai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tain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ter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lls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por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urpos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nly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vious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During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quire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asteuriz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l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issu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smetic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ll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esticid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hemical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mendmen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rug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smetic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c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Compulsor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aw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enac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Us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rradi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bac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pprov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.S.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DA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velop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HACCP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egul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oult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isher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Recently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a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ncreas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o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du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eithe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enefic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armfu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PDT</text:p>
          </table:table-cell>
          <table:table-cell table:style-name="ce1" office:value-type="string" calcext:value-type="string">
            <text:p>PDT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caus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metabolites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orta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socia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ol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yeas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virus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otozoa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lgae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tte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begin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rop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gut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befor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av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ea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But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  <table:table-cell table:style-name="ce1" office:value-type="string" calcext:value-type="string">
            <text:p>EX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erso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belong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non-governm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ficer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  <table:table-cell table:style-name="ce1" office:value-type="string" calcext:value-type="string">
            <text:p>WP</text:p>
          </table:table-cell>
        </table:table-row>
        <table:table-row table:style-name="ro1">
          <table:table-cell office:value-type="string" calcext:value-type="string">
            <text:p>ha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grea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cer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serv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m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chiev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ingl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joi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esponsibil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veryon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string" calcext:value-type="string">
            <text:p>WP</text:p>
          </table:table-cell>
          <table:table-cell table:style-name="ce1" office:value-type="string" calcext:value-type="string">
            <text:p>WP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involv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armer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or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uthority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onsider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en</text:p>
          </table:table-cell>
          <table:table-cell office:value-type="string" calcext:value-type="string">
            <text:p>WRB</text:p>
          </table:table-cell>
          <table:table-cell table:style-name="ce1" office:value-type="string" calcext:value-type="string">
            <text:p>WRB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fre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kin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azar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responsibl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ci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eas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lthough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known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eople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However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y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were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war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as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ehind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ubsequ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fte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at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19th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cientis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hav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begun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understand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bou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acteria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relationship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diseas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why</text:p>
          </table:table-cell>
          <table:table-cell office:value-type="string" calcext:value-type="string">
            <text:p>WRB</text:p>
          </table:table-cell>
          <table:table-cell table:style-name="ce1" office:value-type="string" calcext:value-type="string">
            <text:p>W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ctually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ind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ven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io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knowled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resen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evelopmenta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wo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decad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presen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is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lid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ffec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ur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factor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Chang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mographic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festyl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deman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sume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economic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merge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ew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athogen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im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bjectiv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stablishm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vid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eventiv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pproach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identify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v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hazar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physic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chemica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biologic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oiso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at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well-designe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SM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ecessar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easur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help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mply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with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ensur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par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hygienic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onsumer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ogra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preventiv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implemen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by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experience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ff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various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stag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exposur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contamina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an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gramm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integra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produc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saf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sistently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onsump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s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ogramm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clud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ricultur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call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GAP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GMP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Hygienic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GHP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alysi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ritical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HACCP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QM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SO90001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(</text:p>
          </table:table-cell>
          <table:table-cell table:style-name="ce1" office:value-type="string" calcext:value-type="string">
            <text:p>(</text:p>
          </table:table-cell>
        </table:table-row>
        <table:table-row table:style-name="ro1">
          <table:table-cell office:value-type="string" calcext:value-type="string">
            <text:p>FSM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)</text:p>
          </table:table-cell>
          <table:table-cell table:style-name="ce1" office:value-type="string" calcext:value-type="string">
            <text:p>)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SO22000</text:p>
          </table:table-cell>
          <table:table-cell office:value-type="string" calcext:value-type="string">
            <text:p>CD</text:p>
          </table:table-cell>
          <table:table-cell table:style-name="ce1" office:value-type="string" calcext:value-type="string">
            <text:p>CD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mple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volve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blen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law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standard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ccept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practic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volv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:</text:p>
          </table:table-cell>
          <table:table-cell table:style-name="ce1" office:value-type="string" calcext:value-type="string">
            <text:p>: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PRP</text:p>
          </table:table-cell>
          <table:table-cell table:style-name="ce1" office:value-type="string" calcext:value-type="string">
            <text:p>PRP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centr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govern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WTO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Codex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limentarius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mmission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rganiz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genc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dependen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\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major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cus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llness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hygien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sani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establish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microbiologic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isk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sessme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rvi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ecto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there</text:p>
          </table:table-cell>
          <table:table-cell office:value-type="string" calcext:value-type="string">
            <text:p>EX</text:p>
          </table:table-cell>
          <table:table-cell table:style-name="ce1" office:value-type="string" calcext:value-type="string">
            <text:p>EX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string" calcext:value-type="string">
            <text:p>VBP</text:p>
          </table:table-cell>
          <table:table-cell table:style-name="ce1" office:value-type="string" calcext:value-type="string">
            <text:p>VBP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could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given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as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ir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train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uch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ssurance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hospital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retai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dust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laborator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ffic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gulatory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organizatio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icrobiologis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Research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cientis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uperviso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testing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udito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rtific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spec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bod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rainer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ounselo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consultant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/</text:p>
          </table:table-cell>
        </table:table-row>
        <table:table-row table:style-name="ro1">
          <table:table-cell office:value-type="string" calcext:value-type="string">
            <text:p>advisor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reover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individua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MD</text:p>
          </table:table-cell>
          <table:table-cell table:style-name="ce1" office:value-type="string" calcext:value-type="string">
            <text:p>MD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VB</text:p>
          </table:table-cell>
          <table:table-cell table:style-name="ce1" office:value-type="string" calcext:value-type="string">
            <text:p>VB</text:p>
          </table:table-cell>
        </table:table-row>
        <table:table-row table:style-name="ro1">
          <table:table-cell office:value-type="string" calcext:value-type="string">
            <text:p>his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PRP$</text:p>
          </table:table-cell>
          <table:table-cell table:style-name="ce1" office:value-type="string" calcext:value-type="string">
            <text:p>PRP$</text:p>
          </table:table-cell>
        </table:table-row>
        <table:table-row table:style-name="ro1">
          <table:table-cell office:value-type="string" calcext:value-type="string">
            <text:p>startup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profession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certify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audit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Management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P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icrobiology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P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focuses</text:p>
          </table:table-cell>
          <table:table-cell office:value-type="string" calcext:value-type="string">
            <text:p>VBZ</text:p>
          </table:table-cell>
          <table:table-cell table:style-name="ce1" office:value-type="string" calcext:value-type="string">
            <text:p>VBZ</text:p>
          </table:table-cell>
        </table:table-row>
        <table:table-row table:style-name="ro1">
          <table:table-cell office:value-type="string" calcext:value-type="string">
            <text:p>o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stud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bi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ecolog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related</text:p>
          </table:table-cell>
          <table:table-cell office:value-type="string" calcext:value-type="string">
            <text:p>VBN</text:p>
          </table:table-cell>
          <table:table-cell table:style-name="ce1" office:value-type="string" calcext:value-type="string">
            <text:p>VBN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poilag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ferment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preserv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vestiga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born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outbreak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quali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table:number-columns-repeated="2" office:value-type="string" calcext:value-type="string">
            <text:p>,</text:p>
          </table:table-cell>
          <table:table-cell table:style-name="ce1" office:value-type="string" calcext:value-type="string">
            <text:p>,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manufacturing</text:p>
          </table:table-cell>
          <table:table-cell office:value-type="string" calcext:value-type="string">
            <text:p>VBG</text:p>
          </table:table-cell>
          <table:table-cell table:style-name="ce1" office:value-type="string" calcext:value-type="string">
            <text:p>VBG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nation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internation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safety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legislation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developmen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which</text:p>
          </table:table-cell>
          <table:table-cell office:value-type="string" calcext:value-type="string">
            <text:p>WDT</text:p>
          </table:table-cell>
          <table:table-cell table:style-name="ce1" office:value-type="string" calcext:value-type="string">
            <text:p>WDT</text:p>
          </table:table-cell>
        </table:table-row>
        <table:table-row table:style-name="ro1">
          <table:table-cell office:value-type="string" calcext:value-type="string">
            <text:p>stretch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over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everal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centurie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eventually</text:p>
          </table:table-cell>
          <table:table-cell office:value-type="string" calcext:value-type="string">
            <text:p>RB</text:p>
          </table:table-cell>
          <table:table-cell table:style-name="ce1" office:value-type="string" calcext:value-type="string">
            <text:p>RB</text:p>
          </table:table-cell>
        </table:table-row>
        <table:table-row table:style-name="ro1">
          <table:table-cell office:value-type="string" calcext:value-type="string">
            <text:p>led</text:p>
          </table:table-cell>
          <table:table-cell office:value-type="string" calcext:value-type="string">
            <text:p>VBD</text:p>
          </table:table-cell>
          <table:table-cell table:style-name="ce1" office:value-type="string" calcext:value-type="string">
            <text:p>VBD</text:p>
          </table:table-cell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TO</text:p>
          </table:table-cell>
          <table:table-cell table:style-name="ce1" office:value-type="string" calcext:value-type="string">
            <text:p>TO</text:p>
          </table:table-cell>
        </table:table-row>
        <table:table-row table:style-name="ro1">
          <table:table-cell office:value-type="string" calcext:value-type="string">
            <text:p>the</text:p>
          </table:table-cell>
          <table:table-cell office:value-type="string" calcext:value-type="string">
            <text:p>DT</text:p>
          </table:table-cell>
          <table:table-cell table:style-name="ce1" office:value-type="string" calcext:value-type="string">
            <text:p>DT</text:p>
          </table:table-cell>
        </table:table-row>
        <table:table-row table:style-name="ro1">
          <table:table-cell office:value-type="string" calcext:value-type="string">
            <text:p>recognition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importanc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CC</text:p>
          </table:table-cell>
        </table:table-row>
        <table:table-row table:style-name="ro1">
          <table:table-cell office:value-type="string" calcext:value-type="string">
            <text:p>more</text:p>
          </table:table-cell>
          <table:table-cell office:value-type="string" calcext:value-type="string">
            <text:p>JJR</text:p>
          </table:table-cell>
          <table:table-cell table:style-name="ce1" office:value-type="string" calcext:value-type="string">
            <text:p>JJR</text:p>
          </table:table-cell>
        </table:table-row>
        <table:table-row table:style-name="ro1">
          <table:table-cell office:value-type="string" calcext:value-type="string">
            <text:p>diverse</text:p>
          </table:table-cell>
          <table:table-cell office:value-type="string" calcext:value-type="string">
            <text:p>JJ</text:p>
          </table:table-cell>
          <table:table-cell table:style-name="ce1" office:value-type="string" calcext:value-type="string">
            <text:p>JJ</text:p>
          </table:table-cell>
        </table:table-row>
        <table:table-row table:style-name="ro1">
          <table:table-cell office:value-type="string" calcext:value-type="string">
            <text:p>role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of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microorganism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</text:p>
          </table:table-cell>
          <table:table-cell table:style-name="ce1"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string" calcext:value-type="string">
            <text:p>NN</text:p>
          </table:table-cell>
          <table:table-cell table:style-name="ce1" office:value-type="string" calcext:value-type="string">
            <text:p>NN</text:p>
          </table:table-cell>
        </table:table-row>
        <table:table-row table:style-name="ro1">
          <table:table-cell office:value-type="string" calcext:value-type="string">
            <text:p>products</text:p>
          </table:table-cell>
          <table:table-cell office:value-type="string" calcext:value-type="string">
            <text:p>NNS</text:p>
          </table:table-cell>
          <table:table-cell table:style-name="ce1" office:value-type="string" calcext:value-type="string">
            <text:p>NNS</text:p>
          </table:table-cell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style-name="ce1" office:value-type="string" calcext:value-type="string">
            <text:p>.</text:p>
          </table:table-cell>
        </table:table-row>
        <table:table-row table:style-name="ro1" table:number-rows-repeated="104648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9:56:27.290050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21:30:27.010878982</meta:creation-date>
    <dc:date>2020-04-27T22:13:03.943259341</dc:date>
    <meta:editing-duration>PT4M32S</meta:editing-duration>
    <meta:editing-cycles>3</meta:editing-cycles>
    <meta:generator>LibreOffice/6.4.2.2$Linux_X86_64 LibreOffice_project/40$Build-2</meta:generator>
    <meta:document-statistic meta:table-count="1" meta:cell-count="6285" meta:object-count="0"/>
  </office:meta>
</office:document-meta>
</file>